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style:text-properties style:font-name="Arial" fo:font-size="12pt" officeooo:paragraph-rsid="023ded7d" style:font-size-asian="12pt" style:font-size-complex="12pt"/>
    </style:style>
    <style:style style:name="P5" style:family="paragraph" style:parent-style-name="Standard">
      <style:text-properties style:font-name="Arial" fo:font-size="12pt" officeooo:paragraph-rsid="0245772d" style:font-size-asian="12pt" style:font-size-complex="12pt"/>
    </style:style>
    <style:style style:name="P6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7" style:family="paragraph" style:parent-style-name="Standard">
      <style:text-properties style:font-name="Arial" fo:font-size="12pt" officeooo:paragraph-rsid="02475eab" style:font-size-asian="12pt" style:font-size-complex="12pt"/>
    </style:style>
    <style:style style:name="P8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font-size="12pt" fo:language="zxx" fo:country="none" fo:font-weight="bold" officeooo:paragraph-rsid="019f856d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1e25b15" style:font-size-asian="10pt" style:font-weight-asian="bold" style:font-size-complex="10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59cd2" style:font-size-asian="10pt" style:font-weight-asian="bold" style:font-size-complex="10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1e25b15" officeooo:paragraph-rsid="022b0e46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rial" fo:font-size="10pt" fo:font-weight="bold" officeooo:paragraph-rsid="01d9d71e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font-weight="bold" officeooo:paragraph-rsid="01e70f52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font-size="10pt" fo:font-weight="bold" officeooo:paragraph-rsid="01ea4749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fo:font-size="10pt" fo:font-weight="bold" officeooo:paragraph-rsid="01ed2192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fo:font-weight="bold" officeooo:paragraph-rsid="01f0245b" style:font-size-asian="10pt" style:font-weight-asian="bold" style:font-size-complex="10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a12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" fo:font-size="10pt" fo:font-weight="bold" officeooo:paragraph-rsid="021e12ba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fo:font-weight="bold" officeooo:paragraph-rsid="02188a12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fo:font-weight="bold" officeooo:paragraph-rsid="0218cfc3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fo:font-weight="bold" officeooo:paragraph-rsid="021ab7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weight="bold" officeooo:paragraph-rsid="02237f45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59cd2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2b0e46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1ac26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4aa9cf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4ef1f9" officeooo:paragraph-rsid="024ef1f9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36ec05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Arial" fo:font-size="10pt" fo:font-weight="bold" officeooo:rsid="0253d70d" officeooo:paragraph-rsid="0253d70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Arial" fo:font-size="10pt" fo:font-weight="bold" officeooo:rsid="0255c573" officeooo:paragraph-rsid="0255c573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2529367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Arial" fo:font-size="10pt" fo:font-weight="bold" officeooo:paragraph-rsid="01c466cf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Arial" fo:font-size="10pt" fo:font-weight="bold" officeooo:paragraph-rsid="01ee3c6e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fo:font-weight="bold" officeooo:rsid="025c50c9" officeooo:paragraph-rsid="025c50c9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Arial" fo:font-size="10pt" fo:font-weight="bold" officeooo:rsid="025ee1cd" officeooo:paragraph-rsid="025ee1cd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officeooo:paragraph-rsid="01e70f52" style:font-size-asian="10pt" style:font-size-complex="10pt"/>
    </style:style>
    <style:style style:name="P39" style:family="paragraph" style:parent-style-name="Standard">
      <style:text-properties style:font-name="Arial" fo:font-size="10pt" officeooo:paragraph-rsid="01ea4749" style:font-size-asian="10pt" style:font-size-complex="10pt"/>
    </style:style>
    <style:style style:name="P40" style:family="paragraph" style:parent-style-name="Standard">
      <style:text-properties style:font-name="Arial" fo:font-size="10pt" officeooo:paragraph-rsid="01ed2192" style:font-size-asian="10pt" style:font-size-complex="10pt"/>
    </style:style>
    <style:style style:name="P41" style:family="paragraph" style:parent-style-name="Standard">
      <style:text-properties style:font-name="Arial" fo:font-size="10pt" officeooo:paragraph-rsid="01ee3c6e" style:font-size-asian="10pt" style:font-size-complex="10pt"/>
    </style:style>
    <style:style style:name="P42" style:family="paragraph" style:parent-style-name="Standard">
      <style:text-properties style:font-name="Arial" fo:font-size="10pt" officeooo:paragraph-rsid="01f0245b" style:font-size-asian="10pt" style:font-size-complex="10pt"/>
    </style:style>
    <style:style style:name="P43" style:family="paragraph" style:parent-style-name="Standard">
      <style:text-properties style:font-name="Arial" fo:font-size="10pt" officeooo:paragraph-rsid="02188a12" style:font-size-asian="10pt" style:font-size-complex="10pt"/>
    </style:style>
    <style:style style:name="P44" style:family="paragraph" style:parent-style-name="Standard">
      <style:text-properties style:font-name="Arial" fo:font-size="10pt" officeooo:paragraph-rsid="0218cfc3" style:font-size-asian="10pt" style:font-size-complex="10pt"/>
    </style:style>
    <style:style style:name="P45" style:family="paragraph" style:parent-style-name="Standard">
      <style:text-properties style:font-name="Arial" fo:font-size="10pt" officeooo:paragraph-rsid="021e12ba" style:font-size-asian="10pt" style:font-size-complex="10pt"/>
    </style:style>
    <style:style style:name="P46" style:family="paragraph" style:parent-style-name="Standard">
      <style:text-properties style:font-name="Arial" fo:font-size="10pt" officeooo:rsid="0222c92d" officeooo:paragraph-rsid="0222c92d" style:font-size-asian="10pt" style:font-size-complex="10pt"/>
    </style:style>
    <style:style style:name="P47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48" style:family="paragraph" style:parent-style-name="Standard">
      <style:text-properties style:font-name="Arial" fo:font-size="10pt" officeooo:rsid="0222c92d" officeooo:paragraph-rsid="025f68f0" style:font-size-asian="10pt" style:font-size-complex="10pt"/>
    </style:style>
    <style:style style:name="P49" style:family="paragraph" style:parent-style-name="Standard">
      <style:text-properties style:font-name="Arial" fo:font-size="10pt" officeooo:rsid="0222c92d" officeooo:paragraph-rsid="0260dcd0" style:font-size-asian="10pt" style:font-size-complex="10pt"/>
    </style:style>
    <style:style style:name="P50" style:family="paragraph" style:parent-style-name="Standard">
      <style:text-properties style:font-name="Arial" fo:font-size="10pt" officeooo:paragraph-rsid="02237f45" style:font-size-asian="10pt" style:font-size-complex="10pt"/>
    </style:style>
    <style:style style:name="P51" style:family="paragraph" style:parent-style-name="Standard">
      <style:text-properties style:font-name="Arial" fo:font-size="10pt" officeooo:rsid="0255c573" officeooo:paragraph-rsid="0255c573" style:font-size-asian="10pt" style:font-size-complex="10pt"/>
    </style:style>
    <style:style style:name="P52" style:family="paragraph" style:parent-style-name="Standard">
      <style:text-properties style:font-name="Arial" fo:font-size="10pt" officeooo:rsid="025d79b2" officeooo:paragraph-rsid="025d79b2" style:font-size-asian="10pt" style:font-size-complex="10pt"/>
    </style:style>
    <style:style style:name="P53" style:family="paragraph" style:parent-style-name="spis_5f_kn" style:master-page-name="">
      <style:paragraph-properties fo:margin-left="0cm" fo:margin-right="0cm" fo:text-indent="0cm" style:auto-text-indent="false" style:page-number="auto" text:number-lines="false" text:line-number="0">
        <style:tab-stops>
          <style:tab-stop style:position="16.999cm" style:type="right" style:leader-style="dotted" style:leader-text="."/>
        </style:tab-stops>
      </style:paragraph-properties>
      <style:text-properties style:font-name="Arial" fo:language="zxx" fo:country="none" fo:font-weight="bold" officeooo:paragraph-rsid="01faccf7" style:language-asian="zxx" style:country-asian="none" style:font-weight-asian="bold" style:font-name-complex="Tahoma" style:language-complex="zxx" style:country-complex="none" style:font-weight-complex="bold"/>
    </style:style>
    <style:style style:name="P5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spis_5f_kn">
      <style:text-properties officeooo:paragraph-rsid="019f856d"/>
    </style:style>
    <style:style style:name="P56" style:family="paragraph" style:parent-style-name="Standard">
      <style:text-properties officeooo:paragraph-rsid="01a09f63"/>
    </style:style>
    <style:style style:name="P5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5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60" style:family="paragraph" style:parent-style-name="Standard">
      <style:text-properties officeooo:paragraph-rsid="01a2465a"/>
    </style:style>
    <style:style style:name="P61" style:family="paragraph" style:parent-style-name="Standard">
      <style:text-properties officeooo:paragraph-rsid="01c2cb39"/>
    </style:style>
    <style:style style:name="P62" style:family="paragraph" style:parent-style-name="Standard">
      <style:text-properties officeooo:paragraph-rsid="01c466cf"/>
    </style:style>
    <style:style style:name="P6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6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65" style:family="paragraph" style:parent-style-name="Standard">
      <style:text-properties officeooo:paragraph-rsid="01d07f61"/>
    </style:style>
    <style:style style:name="P6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P67" style:family="paragraph" style:parent-style-name="Standard">
      <style:text-properties officeooo:paragraph-rsid="01d7b9c7"/>
    </style:style>
    <style:style style:name="P68" style:family="paragraph" style:parent-style-name="Standard">
      <style:text-properties officeooo:paragraph-rsid="01d8271b"/>
    </style:style>
    <style:style style:name="P69" style:family="paragraph" style:parent-style-name="Standard">
      <style:text-properties officeooo:paragraph-rsid="01d9d71e"/>
    </style:style>
    <style:style style:name="P70" style:family="paragraph" style:parent-style-name="Standard">
      <style:text-properties officeooo:paragraph-rsid="01e70f52"/>
    </style:style>
    <style:style style:name="P7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f8eb24"/>
    </style:style>
    <style:style style:name="P7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057326"/>
    </style:style>
    <style:style style:name="P7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537b"/>
    </style:style>
    <style:style style:name="P7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cc89c"/>
    </style:style>
    <style:style style:name="P7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28e38c"/>
    </style:style>
    <style:style style:name="P7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3da25"/>
    </style:style>
    <style:style style:name="P7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53d5a"/>
    </style:style>
    <style:style style:name="P7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36ec05"/>
    </style:style>
    <style:style style:name="P79" style:family="paragraph" style:parent-style-name="Heading_20_1">
      <style:text-properties officeooo:paragraph-rsid="01ea4749"/>
    </style:style>
    <style:style style:name="P80" style:family="paragraph" style:parent-style-name="Standard">
      <style:text-properties style:font-name="Arial" fo:font-size="12pt" officeooo:paragraph-rsid="0246e9d7" style:font-size-asian="12pt" style:font-size-complex="12pt"/>
    </style:style>
    <style:style style:name="P81" style:family="paragraph" style:parent-style-name="Standard">
      <style:text-properties style:font-name="Arial" fo:font-size="12pt" officeooo:paragraph-rsid="02617780" style:font-size-asian="12pt" style:font-size-complex="12pt"/>
    </style:style>
    <style:style style:name="P82" style:family="paragraph" style:parent-style-name="Standard">
      <style:text-properties style:font-name="Arial" fo:font-size="10pt" officeooo:rsid="025d79b2" officeooo:paragraph-rsid="025d79b2" style:font-size-asian="10pt" style:font-size-complex="10pt"/>
    </style:style>
    <style:style style:name="P83" style:family="paragraph" style:parent-style-name="Standard">
      <style:text-properties style:font-name="Arial" fo:font-size="10pt" officeooo:rsid="025d79b2" officeooo:paragraph-rsid="02625cce" style:font-size-asian="10pt" style:font-size-complex="10pt"/>
    </style:style>
    <style:style style:name="P84" style:family="paragraph" style:parent-style-name="Standard">
      <style:text-properties style:font-name="Arial" fo:font-size="10pt" officeooo:rsid="0222c92d" officeooo:paragraph-rsid="0242ada0" style:font-size-asian="10pt" style:font-size-complex="10pt"/>
    </style:style>
    <style:style style:name="P85" style:family="paragraph" style:parent-style-name="Standard">
      <style:text-properties style:font-name="Arial" fo:font-size="10pt" fo:font-weight="bold" officeooo:rsid="025d79b2" officeooo:paragraph-rsid="025d79b2" style:font-size-asian="10pt" style:font-weight-asian="bold" style:font-size-complex="10pt" style:font-weight-complex="bold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529367" officeooo:paragraph-rsid="02529367" style:font-size-asian="10pt" style:font-weight-asian="bold" style:font-size-complex="10pt" style:font-weight-complex="bold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529367" officeooo:paragraph-rsid="026b6426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rsid="0264f0c7" officeooo:paragraph-rsid="0264f0c7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263a599"/>
    </style:style>
    <style:style style:name="P90" style:family="paragraph" style:parent-style-name="Standard">
      <style:text-properties officeooo:paragraph-rsid="01c466cf"/>
    </style:style>
    <style:style style:name="P91" style:family="paragraph" style:parent-style-name="spis_5f_kn">
      <style:text-properties officeooo:paragraph-rsid="02617780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1dc1c75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normal" fo:font-weight="bold" officeooo:rsid="01f5523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normal" fo:font-weight="bold" officeooo:rsid="0228537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21" style:family="text">
      <style:text-properties fo:font-variant="normal" fo:text-transform="none" fo:color="#000000" loext:opacity="100%" style:font-name="Arial" fo:font-size="10pt" fo:letter-spacing="normal" fo:font-style="normal" fo:font-weight="bold" officeooo:rsid="02625cce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23" style:family="text">
      <style:text-properties fo:font-variant="normal" fo:text-transform="none" fo:color="#000000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officeooo:rsid="01b8c432" style:font-size-asian="10pt" style:font-size-complex="10pt"/>
    </style:style>
    <style:style style:name="T25" style:family="text">
      <style:text-properties fo:font-variant="normal" fo:text-transform="none" fo:color="#000000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loext:opacity="100%" style:font-name="Arial" fo:font-size="12pt" fo:letter-spacing="normal" fo:font-style="normal" officeooo:rsid="01b8c432" style:font-size-asian="12pt" style:font-size-complex="12pt"/>
    </style:style>
    <style:style style:name="T27" style:family="text">
      <style:text-properties fo:font-variant="normal" fo:text-transform="none" fo:color="#000000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fo:font-size="10pt" fo:letter-spacing="normal" fo:font-style="normal" fo:font-weight="bold" officeooo:rsid="0261778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80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000080" loext:opacity="100%" style:font-name="Arial" fo:font-size="10pt" fo:letter-spacing="normal" fo:font-style="normal" fo:font-weight="normal" officeooo:rsid="01dc1c75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00008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000080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000080" loext:opacity="100%" style:font-name="Arial" fo:font-size="10pt" fo:letter-spacing="normal" fo:font-style="normal" fo:font-weight="normal" officeooo:rsid="025d79b2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000080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36" style:family="text">
      <style:text-properties fo:font-variant="normal" fo:text-transform="none" fo:color="#000080" loext:opacity="100%" style:font-name="Arial" fo:font-size="10pt" fo:letter-spacing="normal" fo:font-style="normal" fo:font-weight="bold" officeooo:rsid="02625cce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80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000080" loext:opacity="100%" fo:font-size="10pt" fo:letter-spacing="normal" fo:font-style="normal" fo:font-weight="bold" officeooo:rsid="0241fc6e" style:font-size-asian="10pt" style:font-weight-asian="bold" style:font-size-complex="10pt" style:font-weight-complex="bold"/>
    </style:style>
    <style:style style:name="T39" style:family="text">
      <style:text-properties fo:color="#333333" loext:opacity="100%" style:font-name="Arial"/>
    </style:style>
    <style:style style:name="T40" style:family="text">
      <style:text-properties officeooo:rsid="001f7693"/>
    </style:style>
    <style:style style:name="T41" style:family="text">
      <style:text-properties officeooo:rsid="019f856d"/>
    </style:style>
    <style:style style:name="T4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3" style:family="text">
      <style:text-properties style:font-name="Arial" fo:font-size="10pt" fo:font-weight="normal" officeooo:rsid="01d9d71e" style:font-size-asian="10pt" style:font-weight-asian="normal" style:font-size-complex="10pt" style:font-weight-complex="normal"/>
    </style:style>
    <style:style style:name="T4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Arial" fo:font-size="10pt" fo:font-weight="bold" officeooo:rsid="01d7b9c7" style:font-size-asian="10pt" style:font-weight-asian="bold" style:font-size-complex="10pt" style:font-weight-complex="bold"/>
    </style:style>
    <style:style style:name="T46" style:family="text">
      <style:text-properties style:font-name="Arial" fo:font-size="10pt" fo:font-weight="bold" officeooo:rsid="01d8271b" style:font-size-asian="10pt" style:font-weight-asian="bold" style:font-size-complex="10pt" style:font-weight-complex="bold"/>
    </style:style>
    <style:style style:name="T47" style:family="text">
      <style:text-properties style:font-name="Arial" fo:font-size="10pt" fo:font-weight="bold" officeooo:rsid="01d9d71e" style:font-size-asian="10pt" style:font-weight-asian="bold" style:font-size-complex="10pt" style:font-weight-complex="bold"/>
    </style:style>
    <style:style style:name="T48" style:family="text">
      <style:text-properties style:font-name="Arial" fo:font-size="10pt" fo:font-weight="bold" officeooo:rsid="01f4261d" style:font-size-asian="10pt" style:font-weight-asian="bold" style:font-size-complex="10pt" style:font-weight-complex="bold"/>
    </style:style>
    <style:style style:name="T49" style:family="text">
      <style:text-properties style:font-name="Arial" fo:font-size="10pt" fo:font-weight="bold" officeooo:rsid="01c0dbc6" style:font-size-asian="10pt" style:font-weight-asian="bold" style:font-size-complex="10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2673af8" style:font-weight-asian="normal" style:font-weight-complex="normal"/>
    </style:style>
    <style:style style:name="T52" style:family="text">
      <style:text-properties fo:font-weight="normal" officeooo:rsid="026b6426" style:font-weight-asian="normal" style:font-weight-complex="normal"/>
    </style:style>
    <style:style style:name="T53" style:family="text">
      <style:text-properties officeooo:rsid="02057326"/>
    </style:style>
    <style:style style:name="T54" style:family="text">
      <style:text-properties fo:color="#000080" loext:opacity="100%" style:font-name="Arial" fo:font-size="10pt" fo:font-weight="normal" style:font-size-asian="10pt" style:font-weight-asian="normal" style:font-size-complex="10pt" style:font-weight-complex="normal"/>
    </style:style>
    <style:style style:name="T55" style:family="text">
      <style:text-properties officeooo:rsid="0218cfc3"/>
    </style:style>
    <style:style style:name="T56" style:family="text">
      <style:text-properties officeooo:rsid="0220f4f6"/>
    </style:style>
    <style:style style:name="T57" style:family="text">
      <style:text-properties fo:color="#000000" loext:opacity="100%" officeooo:rsid="019f856d"/>
    </style:style>
    <style:style style:name="T58" style:family="text">
      <style:text-properties fo:color="#000000" loext:opacity="100%" officeooo:rsid="001f7693"/>
    </style:style>
    <style:style style:name="T59" style:family="text">
      <style:text-properties fo:color="#000000" loext:opacity="100%" officeooo:rsid="01b8c432"/>
    </style:style>
    <style:style style:name="T60" style:family="text">
      <style:text-properties officeooo:rsid="0231ac26"/>
    </style:style>
    <style:style style:name="T61" style:family="text">
      <style:text-properties officeooo:rsid="0239c146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5f68f0" style:font-weight-asian="bold" style:font-weight-complex="bold"/>
    </style:style>
    <style:style style:name="T64" style:family="text">
      <style:text-properties officeooo:rsid="0241fc6e"/>
    </style:style>
    <style:style style:name="T65" style:family="text">
      <style:text-properties officeooo:rsid="024b5cf3"/>
    </style:style>
    <style:style style:name="T66" style:family="text">
      <style:text-properties officeooo:rsid="025f68f0"/>
    </style:style>
    <style:style style:name="T67" style:family="text">
      <style:text-properties officeooo:rsid="02625cce"/>
    </style:style>
    <style:style style:name="T68" style:family="text">
      <style:text-properties officeooo:rsid="02673af8"/>
    </style:style>
    <style:style style:name="T69" style:family="text">
      <style:text-properties officeooo:rsid="026b64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54" text:outline-level="1"><text:a xlink:type="simple" xlink:href="#__RefHeading___Toc439_4233216564" text:style-name="Index_20_Link" text:visited-style-name="Index_20_Link">1. JAVA<text:tab/>1</text:a></text:h>
          <text:h text:style-name="P54" text:outline-level="1"><text:a xlink:type="simple" xlink:href="#__RefHeading___Toc1577_3840347627%20kopia%201" text:style-name="Index_20_Link" text:visited-style-name="Index_20_Link">2. SQL i NoSQL<text:tab/>1</text:a></text:h>
          <text:h text:style-name="P54" text:outline-level="1"><text:a xlink:type="simple" xlink:href="#__RefHeading___Toc423_4233216564" text:style-name="Index_20_Link" text:visited-style-name="Index_20_Link">3. Frameworks (SPRING, HIBERNATE)<text:tab/>1</text:a></text:h>
          <text:h text:style-name="P54" text:outline-level="1"><text:a xlink:type="simple" xlink:href="#__RefHeading___Toc1577_3840347627%20kopia%201%20kopia%201%20kopia%201" text:style-name="Index_20_Link" text:visited-style-name="Index_20_Link">3. OTHERS<text:tab/>2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39"/></text:span></text:p>
      <text:h text:style-name="P53" text:outline-level="1"><text:bookmark-start text:name="__RefHeading___Toc439_4233216564"/>1. JAVA<text:line-break/><text:bookmark-end text:name="__RefHeading___Toc439_4233216564"/></text:h>
      <text:p text:style-name="P9">Kurs Java dla początkujących</text:p>
      <text:p text:style-name="P59"><text:a xlink:type="simple" xlink:href="https://nullpointerexception.pl/kurs-java-dla-poczatkujacych-1-wprowadzenie/" text:style-name="Internet_20_link" text:visited-style-name="Visited_20_Internet_20_Link"><text:span text:style-name="Strong_20_Emphasis"><text:span text:style-name="T30">https://nullpointerexception.pl/kurs-java-dla-poczatkujacych-1-wprowadzenie/</text:span></text:span></text:a></text:p>
      <text:p text:style-name="P59"><text:span text:style-name="Strong_20_Emphasis"><text:span text:style-name="T2"/></text:span></text:p>
      <text:p text:style-name="P59"><text:bookmark-start text:name="__RefHeading___Toc402_4233216564"/><text:span text:style-name="Strong_20_Emphasis"><text:span text:style-name="T12">Zastosowanie Stream API z Java 8</text:span></text:span><text:span text:style-name="Strong_20_Emphasis"><text:span text:style-name="T2">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30">https://justjoin.it/blog/zastosowanie-stream-api-z-java-8-przyklady</text:span></text:span></text:a><text:bookmark-end text:name="__RefHeading___Toc402_4233216564"/></text:p>
      <text:p text:style-name="P59"><text:span text:style-name="Strong_20_Emphasis"><text:span text:style-name="T4"/></text:span></text:p>
      <text:p text:style-name="P59"><text:span text:style-name="Strong_20_Emphasis"><text:span text:style-name="T12">Wielowątkowość - Future i CompletableFuture</text:span></text:span><text:span text:style-name="Strong_20_Emphasis"><text:span text:style-name="T4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42">https://www.youtube.com/watch?v=xlkSa44Mdz8</text:span></text:span></text:a></text:p>
      <text:p text:style-name="P59"><text:span text:style-name="Strong_20_Emphasis"><text:span text:style-name="T42"/></text:span></text:p>
      <text:p text:style-name="P59"><text:span text:style-name="Strong_20_Emphasis"><text:span text:style-name="T44">Wątki w języku Java </text:span></text:span><text:span text:style-name="Strong_20_Emphasis"><text:span text:style-name="T48">(Thread and Runnable)</text:span></text:span><text:span text:style-name="Strong_20_Emphasis"><text:span text:style-name="T42"><text:line-break/></text:span></text:span><text:a xlink:type="simple" xlink:href="https://www.samouczekprogramisty.pl/watki-w-jezyku-java/" text:style-name="Internet_20_link" text:visited-style-name="Visited_20_Internet_20_Link"><text:span text:style-name="Strong_20_Emphasis"><text:span text:style-name="T42">https://www.samouczekprogramisty.pl/watki-w-jezyku-java/</text:span></text:span></text:a></text:p>
      <text:p text:style-name="P59"><text:span text:style-name="Strong_20_Emphasis"><text:span text:style-name="T42"/></text:span></text:p>
      <text:p text:style-name="P59"><text:span text:style-name="T49">A</text:span><text:span text:style-name="T44">lgorytm fizzbuzz<text:line-break/></text:span><text:a xlink:type="simple" xlink:href="https://stormit.pl/fizzbuzz/" text:style-name="Internet_20_link" text:visited-style-name="Visited_20_Internet_20_Link"><text:span text:style-name="T42">https://stormit.pl/fizzbuzz/</text:span></text:a></text:p>
      <text:p text:style-name="P9"><text:span text:style-name="T50"/></text:p>
      <text:p text:style-name="P11">Try-with-resources</text:p>
      <text:p text:style-name="P9"><text:a xlink:type="simple" xlink:href="https://www.samouczekprogramisty.pl/konstrukcja-try-with-resources-w-jezyku-java/" text:style-name="Internet_20_link" text:visited-style-name="Visited_20_Internet_20_Link"><text:span text:style-name="T50">https://www.samouczekprogramisty.pl/konstrukcja-try-with-resources-w-jezyku-java/</text:span></text:a></text:p>
      <text:p text:style-name="P9"><text:span text:style-name="T50"/></text:p>
      <text:p text:style-name="P12">Jakie znamy wzorce do współbieżności w Javie</text:p>
      <text:p text:style-name="P25"><text:a xlink:type="simple" xlink:href="https://howtointerview.pl/pytania-rekrutacyjne/jakie-znamy-wzorce-do-wspolbieznosci-w-javie/10488/" text:style-name="Internet_20_link" text:visited-style-name="Visited_20_Internet_20_Link"><text:span text:style-name="T50">https://howtointerview.pl/pytania-rekrutacyjne/jakie-znamy-wzorce-do-wspolbieznosci-w-javie/10488/</text:span></text:a></text:p>
      <text:p text:style-name="P25"/>
      <text:p text:style-name="P13">Interfejsy funkcyjne w Javie</text:p>
      <text:p text:style-name="P26"><text:a xlink:type="simple" xlink:href="https://javappa.com/kurs-java/java8/przeglad-interfejsow-funkcyjnych" text:style-name="Internet_20_link" text:visited-style-name="Visited_20_Internet_20_Link"><text:span text:style-name="T50">https://javappa.com/kurs-java/java8/przeglad-interfejsow-funkcyjnych</text:span></text:a></text:p>
      <text:p text:style-name="P26"><text:span text:style-name="T50"/></text:p>
      <text:p text:style-name="P27"><text:span text:style-name="T60">G</text:span>arbage <text:span text:style-name="T60">C</text:span>ollector – zarzadzanie pamieci<text:span text:style-name="T60">ą</text:span></text:p>
      <text:p text:style-name="P26"><text:a xlink:type="simple" xlink:href="https://softwareskill.pl/jak-dziala-garbage-collector-zarzadzanie-pamiecia-jvm" text:style-name="Internet_20_link" text:visited-style-name="Visited_20_Internet_20_Link"><text:span text:style-name="T50">https://softwareskill.pl/jak-dziala-garbage-collector-zarzadzanie-pamiecia-jvm</text:span></text:a><text:span text:style-name="T50"><text:line-break/></text:span><text:a xlink:type="simple" xlink:href="https://softwareskill.pl/obszary-pamieci-maszyny-wirtualnej-javy-jvm" text:style-name="Internet_20_link" text:visited-style-name="Visited_20_Internet_20_Link"><text:span text:style-name="T50">https://softwareskill.pl/obszary-pamieci-maszyny-wirtualnej-javy-jvm</text:span></text:a></text:p>
      <text:p text:style-name="P26"><text:span text:style-name="T50"/></text:p>
      <text:p text:style-name="P26"><text:span text:style-name="T50"/></text:p>
      <text:p text:style-name="P28"><text:span text:style-name="T60">Co to jest interfejs mapy Java </text:span><text:span text:style-name="T65">(Map&lt;Key,Value&gt;)</text:span><text:span text:style-name="T50"><text:line-break/></text:span><text:a xlink:type="simple" xlink:href="https://codegym.cc/pl/groups/posts/pl.221.interfejs-mapy-w-javie" text:style-name="Internet_20_link" text:visited-style-name="Visited_20_Internet_20_Link"><text:span text:style-name="T50">https://codegym.cc/pl/groups/posts/pl.221.interfejs-mapy-w-javie</text:span></text:a></text:p>
      <text:p text:style-name="P28"><text:span text:style-name="T50"/></text:p>
      <text:p text:style-name="P29">TreeMap - <text:s/>drzewa czerwono - czarne</text:p>
      <text:p text:style-name="P28"><text:a xlink:type="simple" xlink:href="https://codegym.cc/pl/quests/lectures/pl.questcollections.level06.lecture07" text:style-name="Internet_20_link" text:visited-style-name="Visited_20_Internet_20_Link"><text:span text:style-name="T50">https://codegym.cc/pl/quests/lectures/pl.questcollections.level06.lecture07</text:span></text:a></text:p>
      <text:p text:style-name="P87"><text:a xlink:type="simple" xlink:href="https://codegym.cc/pl/groups/posts/pl.297.treemap-w-javie" text:style-name="Internet_20_link" text:visited-style-name="Visited_20_Internet_20_Link"><text:span text:style-name="T50">https://codegym.cc/pl/groups/posts/pl.297.treemap-w-javie</text:span></text:a></text:p>
      <text:p text:style-name="P87"><text:span text:style-name="T50"/></text:p>
      <text:p text:style-name="P87"><text:span text:style-name="T69">HashMap – bardzo dokładnie</text:span><text:span text:style-name="T52"><text:line-break/></text:span><text:a xlink:type="simple" xlink:href="https://cupofcodes.pl/co-powinienes-wiedziec-o-hash-map/" text:style-name="Internet_20_link" text:visited-style-name="Visited_20_Internet_20_Link"><text:span text:style-name="T52">https://cupofcodes.pl/co-powinienes-wiedziec-o-hash-map/</text:span></text:a><text:span text:style-name="T50"><text:line-break/><text:line-break/></text:span><text:span text:style-name="T68">Zmiany Java 8 do Java 11</text:span></text:p>
      <text:p text:style-name="P86"><text:a xlink:type="simple" xlink:href="https://nullpointerexception.pl/zmiany-w-javie-od-wersji-8-do-java-11/" text:style-name="Internet_20_link" text:visited-style-name="Visited_20_Internet_20_Link"><text:span text:style-name="T51">https://nullpointerexception.pl/zmiany-w-javie-od-wersji-8-do-java-11/</text:span></text:a></text:p>
      <text:p text:style-name="P86"><text:span text:style-name="T51"/></text:p>
      <text:p text:style-name="P86"><text:span text:style-name="T50"/></text:p>
      <text:p text:style-name="P88">JAVA 12<text:span text:style-name="T50"><text:line-break/></text:span><text:a xlink:type="simple" xlink:href="https://nullpointerexception.pl/java-12-nowosci/" text:style-name="Internet_20_link" text:visited-style-name="Visited_20_Internet_20_Link"><text:span text:style-name="T50">https://nullpointerexception.pl/java-12-nowosci/</text:span></text:a></text:p>
      <text:p text:style-name="P88"><text:span text:style-name="T50"/></text:p>
      <text:p text:style-name="P88"><text:soft-page-break/><text:span text:style-name="T50"/></text:p>
      <text:p text:style-name="P33"><text:span text:style-name="T50"/></text:p>
      <text:p text:style-name="P59"><text:span text:style-name="Strong_20_Emphasis"><text:span text:style-name="T8"/></text:span></text:p>
      <text:h text:style-name="P8" text:outline-level="1"><text:bookmark-start text:name="__RefHeading___Toc1577_3840347627 kopia 1"/>2. SQ<text:span text:style-name="T64">L</text:span> i NoSQL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27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37">https://datacraze.pl/sql-bez-tajemnic-pytania-rekrutacyjne</text:span></text:span></text:a></text:p>
      <text:p text:style-name="P2"><text:span text:style-name="Strong_20_Emphasis"><text:span text:style-name="T9"/></text:span></text:p>
      <text:p text:style-name="P3"><text:span text:style-name="Strong_20_Emphasis"><text:span text:style-name="T27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37">https://www.ovhcloud.com/pl/learn/sql-vs-nosql/</text:span></text:span></text:a></text:p>
      <text:p text:style-name="P3"><text:span text:style-name="Strong_20_Emphasis"><text:span text:style-name="T37"><text:line-break/></text:span></text:span><text:span text:style-name="Strong_20_Emphasis"><text:span text:style-name="T28">Indeks w bazie danych co to jest i jak działa</text:span></text:span></text:p>
      <text:p text:style-name="P4"><text:a xlink:type="simple" xlink:href="https://www.youtube.com/watch?v=PKVvn5oP4p8" text:style-name="Internet_20_link" text:visited-style-name="Visited_20_Internet_20_Link"><text:span text:style-name="Strong_20_Emphasis"><text:span text:style-name="T37">https://www.youtube.com/watch?v=PKVvn5oP4p8</text:span></text:span></text:a><text:span text:style-name="Strong_20_Emphasis"><text:span text:style-name="T37"><text:line-break/></text:span></text:span></text:p>
      <text:p text:style-name="P5"><text:span text:style-name="Strong_20_Emphasis"><text:span text:style-name="T28">Dlaczego indeks przyśpiesza wykonywanie zapytań SQL?</text:span></text:span><text:span text:style-name="Strong_20_Emphasis"><text:span text:style-name="T37"><text:line-break/></text:span></text:span><text:a xlink:type="simple" xlink:href="https://www.youtube.com/watch?v=U0Gxv9GU46o" text:style-name="Internet_20_link" text:visited-style-name="Visited_20_Internet_20_Link"><text:span text:style-name="Strong_20_Emphasis"><text:span text:style-name="T37">https://www.youtube.com/watch?v=U0Gxv9GU46o</text:span></text:span></text:a></text:p>
      <text:p text:style-name="P5"><text:span text:style-name="Strong_20_Emphasis"><text:span text:style-name="T37"/></text:span></text:p>
      <text:p text:style-name="P6"><text:span text:style-name="Strong_20_Emphasis"><text:span text:style-name="T28">Rodzaje indeksów w bazie danych Oracle</text:span></text:span><text:span text:style-name="Strong_20_Emphasis"><text:span text:style-name="T37"><text:line-break/></text:span></text:span><text:a xlink:type="simple" xlink:href="https://www.youtube.com/watch?v=MEl3uBPTjJk" text:style-name="Internet_20_link" text:visited-style-name="Visited_20_Internet_20_Link"><text:span text:style-name="Strong_20_Emphasis"><text:span text:style-name="T37">https://www.youtube.com/watch?v=MEl3uBPTjJk</text:span></text:span></text:a></text:p>
      <text:p text:style-name="P6"><text:span text:style-name="Strong_20_Emphasis"><text:span text:style-name="T37"/></text:span></text:p>
      <text:p text:style-name="P6"><text:span text:style-name="Strong_20_Emphasis"><text:span text:style-name="T37"/></text:span></text:p>
      <text:p text:style-name="P7"><text:span text:style-name="Strong_20_Emphasis"><text:span text:style-name="T28">Jak przyśpieszyć zapytanie SQL, czyli ścieżki dostępu do danych</text:span></text:span><text:span text:style-name="Strong_20_Emphasis"><text:span text:style-name="T37"><text:line-break/></text:span></text:span><text:a xlink:type="simple" xlink:href="https://www.youtube.com/watch?v=Pz9vFdnSsKk" text:style-name="Internet_20_link" text:visited-style-name="Visited_20_Internet_20_Link"><text:span text:style-name="Strong_20_Emphasis"><text:span text:style-name="T37">https://www.youtube.com/watch?v=Pz9vFdnSsKk</text:span></text:span></text:a></text:p>
      <text:p text:style-name="P6"><text:span text:style-name="Strong_20_Emphasis"><text:span text:style-name="T37"><text:line-break/></text:span></text:span><text:span text:style-name="Strong_20_Emphasis"><text:span text:style-name="T38">Z</text:span></text:span><text:span text:style-name="Strong_20_Emphasis"><text:span text:style-name="T28">arządzanie Dostępem: Pessimistic vs Optimistic Locking</text:span></text:span><text:span text:style-name="Strong_20_Emphasis"><text:span text:style-name="T37"><text:line-break/></text:span></text:span><text:a xlink:type="simple" xlink:href="https://www.youtube.com/watch?v=SD7vLt-v-hY" text:style-name="Internet_20_link" text:visited-style-name="Visited_20_Internet_20_Link"><text:span text:style-name="Strong_20_Emphasis"><text:span text:style-name="T37">https://www.youtube.com/watch?v=SD7vLt-v-hY</text:span></text:span></text:a></text:p>
      <text:p text:style-name="P6"><text:span text:style-name="Strong_20_Emphasis"><text:span text:style-name="T37"/></text:span></text:p>
      <text:p text:style-name="P81"><text:span text:style-name="Strong_20_Emphasis"><text:span text:style-name="T37"/></text:span></text:p>
      <text:h text:style-name="P91" text:outline-level="1"><text:bookmark-start text:name="__RefHeading___Toc423_4233216564"/><text:span text:style-name="Strong_20_Emphasis"><text:span text:style-name="T57">3</text:span></text:span><text:span text:style-name="Strong_20_Emphasis"><text:span text:style-name="T58">. </text:span></text:span><text:span text:style-name="Strong_20_Emphasis"><text:span text:style-name="T59">Frameworks (</text:span></text:span><text:span text:style-name="Strong_20_Emphasis"><text:span text:style-name="T57">SPRING, </text:span></text:span><text:span text:style-name="Strong_20_Emphasis"><text:span text:style-name="T59">HIBERNATE)</text:span></text:span><text:bookmark-end text:name="__RefHeading___Toc423_4233216564"/></text:h>
      <text:h text:style-name="P91" text:outline-level="1"><text:span text:style-name="Strong_20_Emphasis"><text:span text:style-name="T24"/></text:span></text:h>
      <text:p text:style-name="P81"><text:span text:style-name="Strong_20_Emphasis"><text:span text:style-name="T28">Pessimistic vs Optimistic Locking </text:span></text:span><text:span text:style-name="Strong_20_Emphasis"><text:span text:style-name="T29">in Spring Boot</text:span></text:span></text:p>
      <text:h text:style-name="P91" text:outline-level="1"><text:a xlink:type="simple" xlink:href="https://beratyesbek.medium.com/pessimistic-and-optimistic-locking-in-jpa-spring-boot-aa59f2b906fa" text:style-name="Internet_20_link" text:visited-style-name="Visited_20_Internet_20_Link"><text:span text:style-name="Strong_20_Emphasis"><text:span text:style-name="T32">https://beratyesbek.medium.com/pessimistic-and-optimistic-locking-in-jpa-spring-boot-aa59f2b906fa</text:span></text:span></text:a><text:span text:style-name="Strong_20_Emphasis"><text:span text:style-name="T10"><text:line-break/></text:span></text:span></text:h>
      <text:p text:style-name="P19">Spring Framework</text:p>
      <text:p text:style-name="P57"><text:a xlink:type="simple" xlink:href="https://javappa.com/kurs-spring/spring-framework" text:style-name="Internet_20_link" text:visited-style-name="Visited_20_Internet_20_Link"><text:span text:style-name="Strong_20_Emphasis"><text:span text:style-name="T32">https://javappa.com/kurs-spring/spring-framework</text:span></text:span></text:a></text:p>
      <text:p text:style-name="P57"><text:span text:style-name="Strong_20_Emphasis"><text:span text:style-name="T3"/></text:span></text:p>
      <text:p text:style-name="P74"><text:bookmark-start text:name="__RefHeading___Toc404_4233216564"/><text:bookmark text:name="de87"/><text:span text:style-name="Strong_20_Emphasis"><text:span text:style-name="T13">Spring Boot | ResponseEntity vs Object -&gt; </text:span></text:span><text:span text:style-name="Emphasis"><text:span text:style-name="T25">When to Use ResponseEntity&lt;?&gt;</text:span></text:span><text:span text:style-name="Strong_20_Emphasis"><text:span text:style-name="T13"> ? </text:span></text:span><text:span text:style-name="Strong_20_Emphasis"><text:span text:style-name="T3">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33">h</text:span></text:span><text:span text:style-name="Strong_20_Emphasis"><text:span text:style-name="T32">ttps://medium.com/@rahul302619/spring-boot-responseentity-vs-object-d530695a8481</text:span></text:span></text:a><text:span text:style-name="Strong_20_Emphasis"><text:span text:style-name="T5"><text:line-break/></text:span></text:span><text:bookmark-end text:name="__RefHeading___Toc404_4233216564"/></text:p>
      <text:p text:style-name="P74"><text:span text:style-name="Strong_20_Emphasis"><text:span text:style-name="T13">TransactionManager </text:span></text:span><text:span text:style-name="Strong_20_Emphasis"><text:span text:style-name="T19">S</text:span></text:span><text:span text:style-name="Strong_20_Emphasis"><text:span text:style-name="T13">pring </text:span></text:span><text:span text:style-name="Strong_20_Emphasis"><text:span text:style-name="T19">B</text:span></text:span><text:span text:style-name="Strong_20_Emphasis"><text:span text:style-name="T13">oot</text:span></text:span><text:span text:style-name="Strong_20_Emphasis"><text:span text:style-name="T5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42">https://medium.com/@Gotit.GotIT/mastering-transactions-in-spring-boot-with-platformtransactionmanager-a-practical-guide-4f51bb9e8e42</text:span></text:span></text:a><text:span text:style-name="Strong_20_Emphasis"><text:span text:style-name="T10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42">https://www.youtube.com/watch?v=wDMMD2pYNmg</text:span></text:span></text:a></text:p>
      <text:p text:style-name="P58"><text:span text:style-name="Strong_20_Emphasis"><text:span text:style-name="T10"><text:line-break/></text:span></text:span><text:span text:style-name="Strong_20_Emphasis"><text:span text:style-name="T13">Hibernate – najpopularniejsze pytania z rozmów kwalifikacyjnych</text:span></text:span></text:p>
      <text:p text:style-name="P63"><text:a xlink:type="simple" xlink:href="https://codebykris.com/hibernate-najpopularniejsze-pytania/" text:style-name="Internet_20_link" text:visited-style-name="Visited_20_Internet_20_Link"><text:span text:style-name="Strong_20_Emphasis"><text:span text:style-name="T42">https://codebykris.com/hibernate-najpopularniejsze-pytania/</text:span></text:span></text:a></text:p>
      <text:p text:style-name="P63"><text:span text:style-name="Strong_20_Emphasis"><text:span text:style-name="T10"/></text:span></text:p>
      <text:p text:style-name="P64"><text:span text:style-name="Strong_20_Emphasis"><text:span text:style-name="T14">Zakres Beanów w Spring Boot</text:span></text:span></text:p>
      <text:p text:style-name="P66"><text:a xlink:type="simple" xlink:href="https://javappa.com/kurs-spring/zakresy-beanow" text:style-name="Internet_20_link" text:visited-style-name="Visited_20_Internet_20_Link"><text:span text:style-name="Strong_20_Emphasis"><text:span text:style-name="T32">https://javappa.com/kurs-spring/zakresy-beanow</text:span></text:span></text:a></text:p>
      <text:p text:style-name="P66"><text:span text:style-name="Strong_20_Emphasis"><text:span text:style-name="T32"/></text:span></text:p>
      <text:p text:style-name="P66"><text:span text:style-name="Strong_20_Emphasis"><text:span text:style-name="T15">Jak działa rest controller w springu - głębiej</text:span></text:span></text:p>
      <text:p text:style-name="P66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32">https://medium.com/@viranthrocky/how-the-restcontrollers-are-working-internally-in-spring-boot-487c3ed370b0</text:span></text:span></text:a></text:p>
      <text:p text:style-name="P66"><text:span text:style-name="Strong_20_Emphasis"><text:span text:style-name="T10"/></text:span></text:p>
      <text:p text:style-name="P10">Cała Prawda o Spring IoC Containers</text:p>
      <text:p text:style-name="P72"><text:a xlink:type="simple" xlink:href="https://www.youtube.com/watch?v=pYoKGbf8fm8" text:style-name="Internet_20_link" text:visited-style-name="Visited_20_Internet_20_Link"><text:span text:style-name="Strong_20_Emphasis"><text:span text:style-name="T42">https://www.youtube.com/watch?v=pYoKGbf8fm8</text:span></text:span></text:a><text:span text:style-name="Strong_20_Emphasis"><text:span text:style-name="T42"><text:line-break/></text:span></text:span><text:a xlink:type="simple" xlink:href="https://bykowski.pl/spring-context-jak-dziala-kontener-ioc/" text:style-name="Internet_20_link" text:visited-style-name="Visited_20_Internet_20_Link"><text:span text:style-name="Strong_20_Emphasis"><text:span text:style-name="T42">https://bykowski.pl/spring-context-jak-dziala-kontener-ioc/</text:span></text:span></text:a></text:p>
      <text:p text:style-name="P72"><text:span text:style-name="Strong_20_Emphasis"><text:span text:style-name="T42"/></text:span></text:p>
      <text:p text:style-name="P72"><text:span text:style-name="Strong_20_Emphasis"><text:span text:style-name="T10"><text:line-break/></text:span></text:span><text:soft-page-break/><text:span text:style-name="Strong_20_Emphasis"><text:span text:style-name="T16">Hibernate: Sequence vs Identity</text:span></text:span></text:p>
      <text:p text:style-name="P66"><text:a xlink:type="simple" xlink:href="https://www.geeksforgeeks.org/sql-server/difference-between-sequence-and-identity-in-sql-server/" text:style-name="Internet_20_link" text:visited-style-name="Visited_20_Internet_20_Link"><text:span text:style-name="Strong_20_Emphasis"><text:span text:style-name="T42">https://www.geeksforgeeks.org/sql-server/difference-between-sequence-and-identity-in-sql-server/</text:span></text:span></text:a><text:span text:style-name="Strong_20_Emphasis"><text:span text:style-name="T11"><text:line-break/><text:line-break/></text:span></text:span><text:span text:style-name="Strong_20_Emphasis"><text:span text:style-name="T17">Kurs Spring Boot Mateusz Dąbrowski</text:span></text:span><text:span text:style-name="Strong_20_Emphasis"><text:span text:style-name="T11"><text:line-break/></text:span></text:span><text:a xlink:type="simple" xlink:href="https://www.youtube.com/playlist?list=PLLIGVl2WVN6ugud2cc3OShwWoTt65jzSL" text:style-name="Internet_20_link" text:visited-style-name="Visited_20_Internet_20_Link"><text:span text:style-name="Strong_20_Emphasis"><text:span text:style-name="T42">https://www.youtube.com/playlist?list=PLLIGVl2WVN6ugud2cc3OShwWoTt65jzSL</text:span></text:span></text:a></text:p>
      <text:p text:style-name="P71"><text:span text:style-name="Strong_20_Emphasis"><text:span text:style-name="T11"><text:line-break/></text:span></text:span><text:span text:style-name="Strong_20_Emphasis"><text:span text:style-name="T16">Kurs Spring Boot #08 - Spring Cache</text:span></text:span><text:span text:style-name="Strong_20_Emphasis"><text:span text:style-name="T11"><text:line-break/></text:span></text:span><text:a xlink:type="simple" xlink:href="https://www.youtube.com/watch?v=lWv3uBLO2LU&amp;list=PLLIGVl2WVN6ugud2cc3OShwWoTt65jzSL&amp;index=10" text:style-name="Internet_20_link" text:visited-style-name="Visited_20_Internet_20_Link"><text:span text:style-name="Strong_20_Emphasis"><text:span text:style-name="T42">https://www.youtube.com/watch?v=lWv3uBLO2LU&amp;list=PLLIGVl2WVN6ugud2cc3OShwWoTt65jzSL&amp;index=10</text:span></text:span></text:a><text:span text:style-name="Strong_20_Emphasis"><text:span text:style-name="T11"><text:line-break/><text:line-break/></text:span></text:span><text:span text:style-name="Strong_20_Emphasis"><text:span text:style-name="T16">Spring AOP - Implementacja aspektów</text:span></text:span></text:p>
      <text:p text:style-name="P71"><text:a xlink:type="simple" xlink:href="https://www.youtube.com/watch?v=vVwtkYdpSec&amp;t=1539s" text:style-name="Internet_20_link" text:visited-style-name="Visited_20_Internet_20_Link"><text:span text:style-name="Strong_20_Emphasis"><text:span text:style-name="T31">https://www.youtube.com/watch?v=vVwtkYdpSec&amp;t=1539s</text:span></text:span></text:a></text:p>
      <text:p text:style-name="P73"><text:a xlink:type="simple" xlink:href="https://nullpointerexception.pl/jak-korzystac-ze-spring-aop/" text:style-name="Internet_20_link" text:visited-style-name="Visited_20_Internet_20_Link"><text:span text:style-name="Strong_20_Emphasis"><text:span text:style-name="T54">https://nullpointerexception.pl/jak-korzystac-ze-spring-aop/</text:span></text:span></text:a><text:span text:style-name="Strong_20_Emphasis"><text:span text:style-name="T31"><text:line-break/></text:span></text:span><text:a xlink:type="simple" xlink:href="https://reflectoring.io/aop-spring/" text:style-name="Internet_20_link" text:visited-style-name="Visited_20_Internet_20_Link"><text:span text:style-name="Strong_20_Emphasis"><text:span text:style-name="T54">https://reflectoring.io/aop-spring/</text:span></text:span></text:a></text:p>
      <text:p text:style-name="P73"><text:span text:style-name="Strong_20_Emphasis"><text:span text:style-name="T31"/></text:span></text:p>
      <text:p text:style-name="P73"><text:span text:style-name="Strong_20_Emphasis"><text:span text:style-name="T18">H</text:span></text:span><text:span text:style-name="Strong_20_Emphasis"><text:span text:style-name="T17">ibernate </text:span></text:span><text:span text:style-name="Strong_20_Emphasis"><text:span text:style-name="T18">i</text:span></text:span><text:span text:style-name="Strong_20_Emphasis"><text:span text:style-name="T17"> JPA r</text:span></text:span><text:span text:style-name="Strong_20_Emphasis"><text:span text:style-name="T18">óżnica:</text:span></text:span><text:span text:style-name="Strong_20_Emphasis"><text:span text:style-name="T31"><text:line-break/></text:span></text:span><text:a xlink:type="simple" xlink:href="https://clockworkjava.pl/2020/11/jpa-orm-jpa-i-hibernate/" text:style-name="Internet_20_link" text:visited-style-name="Visited_20_Internet_20_Link"><text:span text:style-name="Strong_20_Emphasis"><text:span text:style-name="T31">https://clockworkjava.pl/2020/11/jpa-orm-jpa-i-hibernate/</text:span></text:span></text:a></text:p>
      <text:p text:style-name="P73"><text:span text:style-name="Strong_20_Emphasis"><text:span text:style-name="T31"><text:line-break/></text:span></text:span><text:span text:style-name="Strong_20_Emphasis"><text:span text:style-name="T16">Spring Data JPA - projekcja danych w zapytaniach dynamicznych</text:span></text:span></text:p>
      <text:p text:style-name="P75"><text:a xlink:type="simple" xlink:href="https://walczak.it/pl/blog/spring-data-jpa-projekcja-danych-zapytaniach-dynamicznych" text:style-name="Internet_20_link" text:visited-style-name="Visited_20_Internet_20_Link"><text:span text:style-name="Strong_20_Emphasis"><text:span text:style-name="T31">https://walczak.it/pl/blog/spring-data-jpa-projekcja-danych-zapytaniach-dynamicznych</text:span></text:span></text:a></text:p>
      <text:p text:style-name="P76"><text:bookmark text:name="4b60"/><text:span text:style-name="Strong_20_Emphasis"><text:span text:style-name="T16">Spring Boot: N+1 Problem</text:span></text:span></text:p>
      <text:p text:style-name="P76"><text:a xlink:type="simple" xlink:href="https://marcinszewczyk.pl/problem-n-plus-1/" text:style-name="Internet_20_link" text:visited-style-name="Visited_20_Internet_20_Link"><text:span text:style-name="Strong_20_Emphasis"><text:span text:style-name="T31">https://marcinszewczyk.pl/problem-n-plus-1/</text:span></text:span></text:a></text:p>
      <text:p text:style-name="P76"><text:a xlink:type="simple" xlink:href="https://medium.com/@ayoubseddiki132/what-is-the-n-1-query-problem-a56e39774cf7" text:style-name="Internet_20_link" text:visited-style-name="Visited_20_Internet_20_Link"><text:span text:style-name="Strong_20_Emphasis"><text:span text:style-name="T31">https://medium.com/@ayoubseddiki132/what-is-the-n-1-query-problem-a56e39774cf7</text:span></text:span></text:a></text:p>
      <text:p text:style-name="P76"><text:a xlink:type="simple" xlink:href="https://nullpointerexception.pl/hibernate-i-problem-n-plus-1-zapytan/" text:style-name="Internet_20_link" text:visited-style-name="Visited_20_Internet_20_Link"><text:span text:style-name="Strong_20_Emphasis"><text:span text:style-name="T31">https://nullpointerexception.pl/hibernate-i-problem-n-plus-1-zapytan/</text:span></text:span></text:a></text:p>
      <text:p text:style-name="P76"><text:span text:style-name="Strong_20_Emphasis"><text:span text:style-name="T16"><text:line-break/>The best way to use JOIN FETCH and Pagination with Spring</text:span></text:span></text:p>
      <text:p text:style-name="P77"><text:a xlink:type="simple" xlink:href="https://vladmihalcea.com/join-fetch-pagination-spring/" text:style-name="Internet_20_link" text:visited-style-name="Visited_20_Internet_20_Link"><text:span text:style-name="Strong_20_Emphasis"><text:span text:style-name="T31">https://vladmihalcea.com/join-fetch-pagination-spring/</text:span></text:span></text:a></text:p>
      <text:p text:style-name="P77"><text:span text:style-name="Strong_20_Emphasis"><text:span text:style-name="T31"/></text:span></text:p>
      <text:p text:style-name="P77"><text:bookmark text:name="f9f9"/><text:span text:style-name="Strong_20_Emphasis"><text:span text:style-name="T16">How Projections Affect Pagination in Spring Data JPA</text:span></text:span></text:p>
      <text:p text:style-name="P78"><text:a xlink:type="simple" xlink:href="http://medium.com/@neharathig/how-projections-affect-pagination-in-spring-data-jpa-c1ecd8475e53" text:style-name="Internet_20_link" text:visited-style-name="Visited_20_Internet_20_Link"><text:span text:style-name="Strong_20_Emphasis"><text:span text:style-name="T31">http://medium.com/@neharathig/how-projections-affect-pagination-in-spring-data-jpa-c1ecd8475e53</text:span></text:span></text:a></text:p>
      <text:p text:style-name="P78"><text:span text:style-name="Strong_20_Emphasis"><text:span text:style-name="T31"/></text:span></text:p>
      <text:p text:style-name="P30">Spring, Micronaut czy Quarkus?</text:p>
      <text:p text:style-name="P89"><text:a xlink:type="simple" xlink:href="https://bulldogjob.pl/readme/spring-micronaut-czy-quarkus" text:style-name="Internet_20_link" text:visited-style-name="Visited_20_Internet_20_Link"><text:span text:style-name="Strong_20_Emphasis"><text:span text:style-name="T31">https://bulldogjob.pl/readme/spring-micronaut-czy-quarkus</text:span></text:span></text:a><text:span text:style-name="Strong_20_Emphasis"><text:span text:style-name="T31"><text:line-break/><text:line-break/></text:span></text:span><text:span text:style-name="Strong_20_Emphasis"><text:span text:style-name="T21">JWT token</text:span></text:span></text:p>
      <text:p text:style-name="P89"><text:a xlink:type="simple" xlink:href="https://nofluffjobs.com/pl/log/praca-w-it/poczatki-w-it/jwt-token-co-to-jest-jak-go-uzywac-w-autoryzacji/" text:style-name="Internet_20_link" text:visited-style-name="Visited_20_Internet_20_Link"><text:span text:style-name="Strong_20_Emphasis"><text:span text:style-name="T34">https://nofluffjobs.com/pl/log/praca-w-it/poczatki-w-it/jwt-token-co-to-jest-jak-go-uzywac-w-autoryzacji/</text:span></text:span></text:a></text:p>
      <text:p text:style-name="P78"><text:span text:style-name="Strong_20_Emphasis"><text:span text:style-name="T11"/></text:span></text:p>
      <text:h text:style-name="P55" text:outline-level="1"><text:bookmark-start text:name="__RefHeading___Toc1577_3840347627 kopia 1 kopia 1 kopia 1"/><text:span text:style-name="Strong_20_Emphasis"><text:span text:style-name="T41">3</text:span></text:span><text:span text:style-name="Strong_20_Emphasis"><text:span text:style-name="T40">. </text:span></text:span><text:span text:style-name="Strong_20_Emphasis"><text:span text:style-name="T41">OTHERS</text:span></text:span><text:bookmark-end text:name="__RefHeading___Toc1577_3840347627 kopia 1 kopia 1 kopia 1"/></text:h>
      <text:p text:style-name="P60"><text:span text:style-name="Strong_20_Emphasis"><text:span text:style-name="T10"><text:line-break/></text:span></text:span><text:bookmark text:name="8096"/><text:span text:style-name="Strong_20_Emphasis"><text:span text:style-name="T13">Spring Boot Microservices with RabbitMQ Example:</text:span></text:span></text:p>
      <text:p text:style-name="P5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35">https://rameshfadatare.medium.com/spring-boot-microservices-with-rabbitmq-example-92a38cbe08fc</text:span></text:span></text:a></text:p>
      <text:p text:style-name="P5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35">https://medium.com/@sachinmewar800/rabbitmq-with-spring-amqp-using-spring-boot-4a62e68a6f1b</text:span></text:span></text:a></text:p>
      <text:p text:style-name="P56"><text:a xlink:type="simple" xlink:href="https://github.com/mzerek/RabbitMqExample/tree/main" text:style-name="Internet_20_link" text:visited-style-name="Visited_20_Internet_20_Link"><text:span text:style-name="Strong_20_Emphasis"><text:span text:style-name="T35">https://github.com/mzerek/RabbitMqExample/tree/main</text:span></text:span></text:a></text:p>
      <text:p text:style-name="P56"><text:span text:style-name="Strong_20_Emphasis"><text:span text:style-name="T7"/></text:span></text:p>
      <text:p text:style-name="P61"><text:span text:style-name="Strong_20_Emphasis"><text:span text:style-name="T13">Jak przygotować się do rekrutacji na programistę:</text:span></text:span></text:p>
      <text:p text:style-name="P62"><text:a xlink:type="simple" xlink:href="https://www.youtube.com/watch?v=6Se64Wg1qQQ" text:style-name="Internet_20_link" text:visited-style-name="Visited_20_Internet_20_Link"><text:span text:style-name="Strong_20_Emphasis"><text:span text:style-name="T54">https://www.youtube.com/watch?v=6Se64Wg1qQQ</text:span></text:span></text:a><text:span text:style-name="Strong_20_Emphasis"><text:span text:style-name="T7"><text:line-break/><text:line-break/></text:span></text:span><text:span text:style-name="Strong_20_Emphasis"><text:span text:style-name="T22">Co powinien umieć senior?</text:span></text:span></text:p>
      <text:p text:style-name="P62"><text:a xlink:type="simple" xlink:href="https://www.youtube.com/watch?v=tdgWeF7XVyw" text:style-name="Internet_20_link" text:visited-style-name="Visited_20_Internet_20_Link"><text:span text:style-name="Strong_20_Emphasis"><text:span text:style-name="T35">https://www.youtube.com/watch?v=tdgWeF7XVyw</text:span></text:span></text:a></text:p>
      <text:p text:style-name="P62"><text:span text:style-name="Strong_20_Emphasis"><text:span text:style-name="T7"/></text:span></text:p>
      <text:p text:style-name="P65"><text:span text:style-name="Strong_20_Emphasis"><text:span text:style-name="T23">Servlety w aplikacjach webowych</text:span></text:span></text:p>
      <text:p text:style-name="P62"><text:a xlink:type="simple" xlink:href="https://www.samouczekprogramisty.pl/serwlety-w-aplikacjach-webowych/" text:style-name="Internet_20_link" text:visited-style-name="Visited_20_Internet_20_Link"><text:span text:style-name="Strong_20_Emphasis"><text:span text:style-name="T35">https://www.samouczekprogramisty.pl/serwlety-w-aplikacjach-webowych/</text:span></text:span></text:a></text:p>
      <text:p text:style-name="P62"><text:span text:style-name="Strong_20_Emphasis"><text:span text:style-name="T7"/></text:span></text:p>
      <text:p text:style-name="P62"><text:span text:style-name="Strong_20_Emphasis"><text:span text:style-name="T20">Wzorce Projektowe - Observer</text:span></text:span><text:span text:style-name="Strong_20_Emphasis"><text:span text:style-name="T6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42">https://www.youtube.com/watch?v=gFevma4a_qQ</text:span></text:span></text:a></text:p>
      <text:p text:style-name="P62"><text:span text:style-name="Strong_20_Emphasis"><text:span text:style-name="T42"/></text:span></text:p>
      <text:p text:style-name="P67"><text:span text:style-name="Strong_20_Emphasis"><text:span text:style-name="T45">Przemysław Bykowski </text:span></text:span></text:p>
      <text:p text:style-name="P62"><text:a xlink:type="simple" xlink:href="https://github.com/bykowski" text:style-name="Internet_20_link" text:visited-style-name="Visited_20_Internet_20_Link"><text:span text:style-name="Strong_20_Emphasis"><text:span text:style-name="T42">https://github.com/bykowski</text:span></text:span></text:a></text:p>
      <text:p text:style-name="P62"><text:span text:style-name="Strong_20_Emphasis"><text:span text:style-name="T42"/></text:span></text:p>
      <text:p text:style-name="P62"><text:span text:style-name="Strong_20_Emphasis"><text:span text:style-name="T42"/></text:span></text:p>
      <text:p text:style-name="P68"><text:soft-page-break/><text:span text:style-name="Strong_20_Emphasis"><text:span text:style-name="T46">Wzorce projektowe</text:span></text:span></text:p>
      <text:p text:style-name="P62"><text:a xlink:type="simple" xlink:href="https://refactoring.guru/pl/design-patterns" text:style-name="Internet_20_link" text:visited-style-name="Visited_20_Internet_20_Link"><text:span text:style-name="Strong_20_Emphasis"><text:span text:style-name="T42">https://refactoring.guru/pl/design-patterns</text:span></text:span></text:a></text:p>
      <text:p text:style-name="P62"><text:span text:style-name="Strong_20_Emphasis"><text:span text:style-name="T42"/></text:span></text:p>
      <text:p text:style-name="P62"><text:span text:style-name="Strong_20_Emphasis"><text:span text:style-name="T42"/></text:span></text:p>
      <text:p text:style-name="P34">10 wzorców projektowych, które musisz znać</text:p>
      <text:p text:style-name="P62"><text:a xlink:type="simple" xlink:href="https://www.youtube.com/watch?v=pWP7Vm6OHpc" text:style-name="Internet_20_link" text:visited-style-name="Visited_20_Internet_20_Link"><text:span text:style-name="Strong_20_Emphasis"><text:span text:style-name="T42">https://www.youtube.com/watch?v=pWP7Vm6OHpc</text:span></text:span></text:a></text:p>
      <text:p text:style-name="P62"><text:span text:style-name="Strong_20_Emphasis"><text:span text:style-name="T42"/></text:span></text:p>
      <text:p text:style-name="P69"><text:span text:style-name="Strong_20_Emphasis"><text:span text:style-name="T47">Wzorzec dekorator</text:span></text:span></text:p>
      <text:p text:style-name="P69"><text:a xlink:type="simple" xlink:href="https://www.samouczekprogramisty.pl/wzorzec-projektowy-dekorator/" text:style-name="Internet_20_link" text:visited-style-name="Visited_20_Internet_20_Link"><text:span text:style-name="Strong_20_Emphasis"><text:span text:style-name="T43">https://www.samouczekprogramisty.pl/wzorzec-projektowy-dekorator/</text:span></text:span></text:a></text:p>
      <text:p text:style-name="P69"><text:span text:style-name="Strong_20_Emphasis"><text:span text:style-name="T43"/></text:span></text:p>
      <text:p text:style-name="P14">[Kurs Dockera #03] Docker Networks – Jak działają sieci w Dockerze?</text:p>
      <text:p text:style-name="P70"><text:a xlink:type="simple" xlink:href="https://www.youtube.com/watch?v=-XvpLnWFMaI" text:style-name="Internet_20_link" text:visited-style-name="Visited_20_Internet_20_Link"><text:span text:style-name="Strong_20_Emphasis"><text:span text:style-name="T43">https://www.youtube.com/watch?v=-XvpLnWFMaI</text:span></text:span></text:a></text:p>
      <text:p text:style-name="P70"><text:span text:style-name="Strong_20_Emphasis"><text:span text:style-name="T43"/></text:span></text:p>
      <text:p text:style-name="P15">[Kurs Dockera #04] Docker Ports – Mapowanie i konfiguracja portów</text:p>
      <text:p text:style-name="P38"><text:a xlink:type="simple" xlink:href="https://www.youtube.com/watch?v=j5Lj6XkEk70" text:style-name="Internet_20_link" text:visited-style-name="Visited_20_Internet_20_Link">https://www.youtube.com/watch?v=j5Lj6XkEk70</text:a></text:p>
      <text:p text:style-name="P38"/>
      <text:p text:style-name="P38"/>
      <text:p text:style-name="P16">[Kurs Dockera #05] Docker Volumes – Jak zarządzać danymi w kontenerach?</text:p>
      <text:p text:style-name="P39"><text:a xlink:type="simple" xlink:href="https://www.youtube.com/watch?v=SqMyER2GN5s" text:style-name="Internet_20_link" text:visited-style-name="Visited_20_Internet_20_Link">https://www.youtube.com/watch?v=SqMyER2GN5s</text:a></text:p>
      <text:p text:style-name="P39"/>
      <text:p text:style-name="P16">[Kurs Dockera #06] Docker Compose – Sieci i konfiguracja krok po kroku</text:p>
      <text:p text:style-name="P39"><text:a xlink:type="simple" xlink:href="https://www.youtube.com/watch?v=5iPq4YtkLkM" text:style-name="Internet_20_link" text:visited-style-name="Visited_20_Internet_20_Link">https://www.youtube.com/watch?v=5iPq4YtkLkM</text:a></text:p>
      <text:p text:style-name="P39"/>
      <text:p text:style-name="P17">[Kurs Dockera #07] Docker Compose – Ports i użycie w developmentcie</text:p>
      <text:p text:style-name="P40"><text:a xlink:type="simple" xlink:href="https://www.youtube.com/watch?v=thQ8hWvYa00" text:style-name="Internet_20_link" text:visited-style-name="Visited_20_Internet_20_Link">https://www.youtube.com/watch?v=thQ8hWvYa00</text:a></text:p>
      <text:p text:style-name="P35">[Kurs Dockera #08] Jak tworzyć własne obrazy Dockerowe - Podstawy pracy z Dockerfile</text:p>
      <text:p text:style-name="P41"><text:a xlink:type="simple" xlink:href="https://www.youtube.com/watch?v=ji8nC2z3wpg" text:style-name="Internet_20_link" text:visited-style-name="Visited_20_Internet_20_Link">https://www.youtube.com/watch?v=ji8nC2z3wpg</text:a></text:p>
      <text:p text:style-name="P41"/>
      <text:p text:style-name="P18">[Kurs Dockera <text:s/>#09] Dockerfile Multistage Build – Optymalizacja obrazów</text:p>
      <text:p text:style-name="P42"><text:a xlink:type="simple" xlink:href="https://www.youtube.com/watch?v=La9BN8MAFRk" text:style-name="Internet_20_link" text:visited-style-name="Visited_20_Internet_20_Link">https://www.youtube.com/watch?v=La9BN8MAFRk</text:a></text:p>
      <text:p text:style-name="P42"/>
      <text:p text:style-name="P18"><text:span text:style-name="T53">B</text:span>ykowski <text:span text:style-name="T53">blog</text:span></text:p>
      <text:p text:style-name="P42"><text:a xlink:type="simple" xlink:href="https://bykowski.pl/blog/" text:style-name="Internet_20_link" text:visited-style-name="Visited_20_Internet_20_Link">https://bykowski.pl/blog/</text:a></text:p>
      <text:p text:style-name="P42"/>
      <text:p text:style-name="P21">Microservice Orchestration vs Choreography – what’s the difference?</text:p>
      <text:p text:style-name="P43"><text:a xlink:type="simple" xlink:href="https://camunda.com/blog/2023/02/orchestration-vs-choreography/" text:style-name="Internet_20_link" text:visited-style-name="Visited_20_Internet_20_Link">https://camunda.com/blog/2023/02/orchestration-vs-choreography/</text:a></text:p>
      <text:p text:style-name="P43"/>
      <text:p text:style-name="P22">Circuit Breaker Pattern <text:span text:style-name="T55">(Bezpiecznik)</text:span></text:p>
      <text:p text:style-name="P44"><text:a xlink:type="simple" xlink:href="https://softwareskill.pl/circuit-breaker-pattern" text:style-name="Internet_20_link" text:visited-style-name="Visited_20_Internet_20_Link">https://softwareskill.pl/circuit-breaker-pattern</text:a></text:p>
      <text:p text:style-name="P41"/>
      <text:p text:style-name="P23">Jak nie zgubić zdarzenia, czyli wzorce Outbox i Inbox</text:p>
      <text:p text:style-name="P40"><text:a xlink:type="simple" xlink:href="https://oskar-dudycz.netlify.app/en/jak_nie_zgubic_zdarzenia_czyli_outbox_i_inbox_w_praktyce/" text:style-name="Internet_20_link" text:visited-style-name="Visited_20_Internet_20_Link">https://oskar-dudycz.netlify.app/en/jak_nie_zgubic_zdarzenia_czyli_outbox_i_inbox_w_praktyce/</text:a></text:p>
      <text:p text:style-name="P40"/>
      <text:p text:style-name="P20">Komunikacja między mikroserwisami</text:p>
      <text:p text:style-name="P45"><text:a xlink:type="simple" xlink:href="https://grzegorzdziedzic.pl/2020/07/19/komunikacja-miedzy-mikroserwisami/" text:style-name="Internet_20_link" text:visited-style-name="Visited_20_Internet_20_Link">https://grzegorzdziedzic.pl/2020/07/19/komunikacja-miedzy-mikroserwisami/</text:a></text:p>
      <text:p text:style-name="P20"/>
      <text:p text:style-name="P20">Apache Kafka - opis działania i zastosowania</text:p>
      <text:p text:style-name="P45"><text:a xlink:type="simple" xlink:href="https://bulldogjob.pl/readme/apache-kafka-opis-dzialania-i-zastosowania" text:style-name="Internet_20_link" text:visited-style-name="Visited_20_Internet_20_Link">https://bulldogjob.pl/readme/apache-kafka-opis-dzialania-i-zastosowania</text:a><text:line-break/><text:span text:style-name="T56">example: </text:span><text:a xlink:type="simple" xlink:href="https://github.com/dsu/kafka-streams-redis-lambda-poc/tree/main" text:style-name="Internet_20_link" text:visited-style-name="Visited_20_Internet_20_Link"><text:span text:style-name="T56">https://github.com/dsu/kafka-streams-redis-lambda-poc/tree/main</text:span></text:a></text:p>
      <text:p text:style-name="P46">example: <text:a xlink:type="simple" xlink:href="https://github.com/dsu/kafka-docker-subscription/tree/master" text:style-name="Internet_20_link" text:visited-style-name="Visited_20_Internet_20_Link">https://github.com/dsu/kafka-docker-subscription/tree/master</text:a></text:p>
      <text:p text:style-name="P48"><text:span text:style-name="T61">kurs: </text:span><text:a xlink:type="simple" xlink:href="https://www.youtube.com/watch?v=pOh9I8ecFt0&amp;list=PLEQXPnKOvPGQplxSFmpPy7-whZiw13Yox" text:style-name="Internet_20_link" text:visited-style-name="Visited_20_Internet_20_Link">https://www.youtube.com/watch?v=pOh9I8ecFt0&amp;list=PLEQXPnKOvPGQplxSFmpPy7-whZiw13Yox</text:a><text:line-break/><text:a xlink:type="simple" xlink:href="https://www.youtube.com/watch?v=nkI1_2dnvgc&amp;list=PLEQXPnKOvPGQplxSFmpPy7-whZiw13Yox&amp;index=10" text:style-name="Internet_20_link" text:visited-style-name="Visited_20_Internet_20_Link">https://www.youtube.com/watch?v=nkI1_2dnvgc&amp;list=PLEQXPnKOvPGQplxSFmpPy7-whZiw13Yox&amp;index=10</text:a></text:p>
      <text:p text:style-name="P49"><text:span text:style-name="T63">Oskar Polak</text:span><text:span text:style-name="T66">: </text:span><text:a xlink:type="simple" xlink:href="https://www.youtube.com/@oskarpolak4766" text:style-name="Internet_20_link" text:visited-style-name="Visited_20_Internet_20_Link"><text:span text:style-name="T66">https://www.youtube.com/@oskarpolak4766</text:span></text:a><text:line-break/><text:line-break/><text:span text:style-name="T62">Apache Kafka + Avro + Schema Registry</text:span></text:p>
      <text:p text:style-name="P47"><text:a xlink:type="simple" xlink:href="https://softwareskill.pl/apache-kafka-avro-schema-registry" text:style-name="Internet_20_link" text:visited-style-name="Visited_20_Internet_20_Link">https://softwareskill.pl/apache-kafka-avro-schema-registry</text:a><text:line-break/><text:a xlink:type="simple" xlink:href="https://www.baeldung.com/spring-cloud-stream-kafka-avro-confluent" text:style-name="Internet_20_link" text:visited-style-name="Visited_20_Internet_20_Link">https://www.baeldung.com/spring-cloud-stream-kafka-avro-confluent</text:a><text:line-break/><text:a xlink:type="simple" xlink:href="https://medium.com/ing-tech-romania/implementing-a-basic-kafka-producer-and-consumer-using-spring-boot-spring-kafka-and-avro-schema-2b6d06e6c4cf" text:style-name="Internet_20_link" text:visited-style-name="Visited_20_Internet_20_Link">https://medium.com/ing-tech-romania/implementing-a-basic-kafka-producer-and-consumer-using-spring-boot-spring-kafka-and-avro-schema-2b6d06e6c4cf</text:a></text:p>
      <text:p text:style-name="P47"><text:soft-page-break/></text:p>
      <text:p text:style-name="P47"/>
      <text:p text:style-name="P47"/>
      <text:p text:style-name="P46"/>
      <text:p text:style-name="P24">OWASP – co to jest?</text:p>
      <text:p text:style-name="P50"><text:a xlink:type="simple" xlink:href="https://semcore.pl/co-to-jest-owasp-wyjasnienie-i-omowienie-owasp-top-10/" text:style-name="Internet_20_link" text:visited-style-name="Visited_20_Internet_20_Link">https://semcore.pl/co-to-jest-owasp-wyjasnienie-i-omowienie-owasp-top-10/</text:a><text:line-break/><text:a xlink:type="simple" xlink:href="https://owasp.org/www-project-top-ten/" text:style-name="Internet_20_link" text:visited-style-name="Visited_20_Internet_20_Link">https://owasp.org/www-project-top-ten/</text:a></text:p>
      <text:p text:style-name="P50"/>
      <text:p text:style-name="P31">SonarQube</text:p>
      <text:p text:style-name="P45"><text:a xlink:type="simple" xlink:href="https://stormit.pl/sonarqube/" text:style-name="Internet_20_link" text:visited-style-name="Visited_20_Internet_20_Link">https://stormit.pl/sonarqube/</text:a></text:p>
      <text:p text:style-name="P45"><text:a xlink:type="simple" xlink:href="https://www.baeldung.com/sonar-qube" text:style-name="Internet_20_link" text:visited-style-name="Visited_20_Internet_20_Link">https://www.baeldung.com/sonar-qube</text:a></text:p>
      <text:p text:style-name="P45"/>
      <text:p text:style-name="P32">Nexus</text:p>
      <text:p text:style-name="P51"><text:a xlink:type="simple" xlink:href="https://bykowski.pl/nexus-menager-repozytoriow-ktory-przyniosl-ulge-niejednej-organizacji/" text:style-name="Internet_20_link" text:visited-style-name="Visited_20_Internet_20_Link">https://bykowski.pl/nexus-menager-repozytoriow-ktory-przyniosl-ulge-niejednej-organizacji/</text:a></text:p>
      <text:p text:style-name="P51"/>
      <text:p text:style-name="P36">DevEnd – różne info</text:p>
      <text:p text:style-name="P51"><text:a xlink:type="simple" xlink:href="https://www.youtube.com/@DevEnv-pl" text:style-name="Internet_20_link" text:visited-style-name="Visited_20_Internet_20_Link">https://www.youtube.com/@DevEnv-pl</text:a></text:p>
      <text:p text:style-name="P51"/>
      <text:p text:style-name="P52"><text:span text:style-name="T62">DDD -&gt; Model Domenowy vs ORM (Aggregate vs ORM)</text:span><text:line-break/><text:a xlink:type="simple" xlink:href="https://www.youtube.com/watch?v=DLLVvkOG0OE&amp;list=PLO5muTI694A7BKlnShyeAi58kFTna9awT&amp;index=3" text:style-name="Internet_20_link" text:visited-style-name="Visited_20_Internet_20_Link">https://www.youtube.com/watch?v=DLLVvkOG0OE&amp;list=PLO5muTI694A7BKlnShyeAi58kFTna9awT&amp;index=3</text:a></text:p>
      <text:p text:style-name="P52"/>
      <text:p text:style-name="P37">DDD</text:p>
      <text:p text:style-name="P52"><text:a xlink:type="simple" xlink:href="https://boringowl.io/blog/domain-driven-design-wprowadzenie-i-praktyczne-zastosowanie" text:style-name="Internet_20_link" text:visited-style-name="Visited_20_Internet_20_Link">https://boringowl.io/blog/domain-driven-design-wprowadzenie-i-praktyczne-zastosowanie</text:a></text:p>
      <text:p text:style-name="P52"/>
      <text:p text:style-name="P52"/>
      <text:p text:style-name="P85">Idempotency </text:p>
      <text:p text:style-name="P52"><text:a xlink:type="simple" xlink:href="https://medium.com/@connectmadhukar/idempotency-patterns-when-stream-processing-messages-3df44637b6af" text:style-name="Internet_20_link" text:visited-style-name="Visited_20_Internet_20_Link">https://medium.com/@connectmadhukar/idempotency-patterns-when-stream-processing-messages-3df44637b6af</text:a></text:p>
      <text:p text:style-name="P52"/>
      <text:p text:style-name="P85">Architektura wzorca porty i adaptery</text:p>
      <text:p text:style-name="P83"><text:a xlink:type="simple" xlink:href="https://nearshore-it.eu/pl/artykuly/porty-i-adaptery-w-praktyce/" text:style-name="Internet_20_link" text:visited-style-name="Visited_20_Internet_20_Link">https://nearshore-it.eu/pl/artykuly/porty-i-adaptery-w-praktyce/</text:a></text:p>
      <text:p text:style-name="P83"/>
      <text:p text:style-name="P52"/>
      <text:p text:style-name="P52"/>
      <text:p text:style-name="P51"/>
      <text:p text:style-name="P51"/>
      <text:p text:style-name="P45"/>
      <text:p text:style-name="P45"/>
      <text:p text:style-name="P40"/>
      <text:p text:style-name="P40"/>
      <text:p text:style-name="P40"/>
      <text:p text:style-name="P39"/>
      <text:h text:style-name="P79" text:outline-level="1"><text:span text:style-name="Strong_20_Emphasis"><text:span text:style-name="T43"/></text:span></text:h>
      <text:p text:style-name="P69"><text:span text:style-name="Strong_20_Emphasis"><text:span text:style-name="T43"/></text:span></text:p>
      <text:p text:style-name="P62"><text:span text:style-name="Strong_20_Emphasis"><text:span text:style-name="T7"/></text:span></text:p>
      <text:p text:style-name="P61"><text:span text:style-name="Strong_20_Emphasis"><text:span text:style-name="T7"/></text:span></text:p>
      <text:p text:style-name="P61"><text:span text:style-name="Strong_20_Emphasis"><text:span text:style-name="T7"/></text:span></text:p>
      <text:p text:style-name="P56"><text:span text:style-name="Strong_20_Emphasis"><text:span text:style-name="T7"/></text:span></text:p>
      <text:p text:style-name="P56"><text:span text:style-name="Strong_20_Emphasis"><text:span text:style-name="T7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000000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3H34M56S</meta:editing-duration>
    <meta:editing-cycles>719</meta:editing-cycles>
    <meta:generator>LibreOffice/7.6.4.1$Windows_X86_64 LibreOffice_project/e19e193f88cd6c0525a17fb7a176ed8e6a3e2aa1</meta:generator>
    <dc:date>2025-10-09T22:10:41.363000000</dc:date>
    <meta:print-date>2025-10-07T08:40:27.619000000</meta:print-date>
    <meta:printed-by>Pliki PDF</meta:printed-by>
    <meta:document-statistic meta:table-count="0" meta:image-count="0" meta:object-count="0" meta:page-count="5" meta:paragraph-count="139" meta:word-count="521" meta:character-count="8552" meta:non-whitespace-character-count="8132"/>
    <meta:user-defined meta:name="Info 1"/>
    <meta:user-defined meta:name="Info 2"/>
    <meta:user-defined meta:name="Info 3"/>
    <meta:user-defined meta:name="Info 4"/>
  </office:meta>
</office:document-meta>
</file>